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48:47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628215181562563">
                <text:p>0.0628215181562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628215181562561">
                <text:p>-0.0628215181562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88216626637028">
                <text:p>-0.188216626637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36286482793086">
                <text:p>-0.436286482793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821662663703">
                <text:p>-0.188216626637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8215181562566">
                <text:p>-0.06282151815625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8215181562559">
                <text:p>0.0628215181562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36286482793086">
                <text:p>0.4362864827930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77475840490584">
                <text:p>0.677475840490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07980999479091">
                <text:p>0.9079809994790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794295781269559">
                <text:p>0.7942957812695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677475840490581">
                <text:p>0.6774758404905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557982212078454">
                <text:p>0.5579822120784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436286482793081">
                <text:p>0.4362864827930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312868930080459">
                <text:p>0.312868930080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188216626637026">
                <text:p>0.188216626637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0628215181562515">
                <text:p>0.06282151815625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0628215181562609">
                <text:p>-0.0628215181562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188216626637032">
                <text:p>-0.1882166266370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312868930080466">
                <text:p>-0.3128689300804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436286482793089">
                <text:p>-0.4362864827930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557982212078462">
                <text:p>-0.5579822120784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677475840490585">
                <text:p>-0.677475840490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794295781269563">
                <text:p>-0.794295781269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907980999479095">
                <text:p>-0.907980999479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01808283150075">
                <text:p>-1.018082831500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12416675570427">
                <text:p>-1.124166755704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22581410730596">
                <text:p>-1.22581410730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32262373064731">
                <text:p>-1.322623730647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65416114854913">
                <text:p>-1.65416114854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83550925136797">
                <text:p>-1.835509251367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97537668119027">
                <text:p>-1.975376681190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1.92058737135388">
                <text:p>-1.920587371353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78201304837673">
                <text:p>-1.782013048376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.58031002475137">
                <text:p>-1.58031002475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.50022213926091">
                <text:p>-1.500222139260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41421356237309">
                <text:p>-1.414213562373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0.907980999479083">
                <text:p>-0.9079809994790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0.794295781269551">
                <text:p>-0.7942957812695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677475840490573">
                <text:p>-0.6774758404905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557982212078449">
                <text:p>-0.557982212078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0.436286482793077">
                <text:p>-0.4362864827930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0.312868930080454">
                <text:p>-0.312868930080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188216626637021">
                <text:p>-0.188216626637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06282151815625">
                <text:p>-0.06282151815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0628215181562625">
                <text:p>0.0628215181562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188216626637041">
                <text:p>0.1882166266370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312868930080473">
                <text:p>0.312868930080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436286482793096">
                <text:p>0.436286482793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557982212078468">
                <text:p>0.5579822120784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.677475840490592">
                <text:p>0.677475840490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794295781269569">
                <text:p>0.7942957812695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907980999479101">
                <text:p>0.9079809994791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01808283150075">
                <text:p>1.018082831500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12416675570427">
                <text:p>1.124166755704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22581410730596">
                <text:p>1.225814107305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32262373064731">
                <text:p>1.322623730647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